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2f85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51b25" style:font-size-asian="16pt" style:font-weight-asian="bold" style:font-size-complex="16pt" style:font-weight-complex="bold"/>
    </style:style>
    <style:style style:name="T5" style:family="text">
      <style:text-properties officeooo:rsid="00151b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sierako pausoak:</text:p>
      <text:p text:style-name="Standard"/>
      <text:p text:style-name="Standard"><text:span text:style-name="T2">1</text:span>. Android x86 <text:span text:style-name="T2">DESCARGATU</text:span>: [Android x86 webgune ofizialetik](https://www.android-x86.org/) jaits dezakezu.</text:p>
      <text:p text:style-name="Standard"/>
      <text:p text:style-name="Standard"><text:s/><text:span text:style-name="T3">Zure </text:span><text:span text:style-name="T4">makina birtualaren</text:span><text:span text:style-name="T3"> konfigurazioa:</text:span></text:p>
      <text:p text:style-name="Standard"/>
      <text:p text:style-name="Standard">1. Ireki VirtualBox eta eman "Berria".</text:p>
      <text:p text:style-name="Standard"/>
      <text:p text:style-name="Standard">2. Jarri izena zure makinari, aukeratu "Linux" mota eta "Bestelako Linux (64-bit)" aukeratu PC modernoa bada. 32 bit-eko zaharra bada, "Bestelako Linux (32-bit)" aukeratu.</text:p>
      <text:p text:style-name="Standard"/>
      <text:p text:style-name="Standard">3. Asignatu gutxienez 2048 MB RAM, eta ez zaude nahasita, hori bakarrik da ondo ibiltzeko!</text:p>
      <text:p text:style-name="Standard"/>
      <text:p text:style-name="Standard">4. Esan "Orain bildu disku gogorrak" nahi duzula.</text:p>
      <text:p text:style-name="Standard"/>
      <text:p text:style-name="Standard">5. Aukeratu "VDI" eta ondoren "dinamiko" (ela dantza egiten duen bezala) edo "finko" (haritza bezala gogorra) diskorako.</text:p>
      <text:p text:style-name="Standard"/>
      <text:p text:style-name="Standard">6. Emateko, eman gutxienez 8 GB espazioa.</text:p>
      <text:p text:style-name="Standard"/>
      <text:p text:style-name="Standard">7. Egin klik "Sortu" eta <text:span text:style-name="T2">eginda dago</text:span>, orain birtual makinarekin.</text:p>
      <text:p text:style-name="Standard"/>
      <text:p text:style-name="P1">Konfiguratu zure <text:span text:style-name="T5">makina birtuala</text:span>:</text:p>
      <text:p text:style-name="Standard"/>
      <text:p text:style-name="Standard">1. Aukeratu zure makinak eta eman klik "Konfigurazioa".</text:p>
      <text:p text:style-name="Standard"/>
      <text:p text:style-name="Standard">2. Mugitu "Sistema" atalean eta itzali "Disketea". Jarri CD/DVD unitatea goian zerrendan.</text:p>
      <text:p text:style-name="Standard"/>
      <text:p text:style-name="Standard">3. "Gordailu" atalean, aukeratu IDE kontrolagailua eta gehitu Android x86 ISO irudia unitate optikoan.</text:p>
      <text:p text:style-name="Standard"/>
      <text:p text:style-name="P1">Android instalatu dezakezu orain! </text:p>
      <text:p text:style-name="Standard"/>
      <text:p text:style-name="Standard">1. Iniziatu zure makinari "Hasi" eman klik VirtualBox-en.</text:p>
      <text:p text:style-name="Standard"/>
      <text:p text:style-name="Standard">2. Aukeratu "Instalatu Android-x86 to hard disk".</text:p>
      <text:p text:style-name="Standard"/>
      <text:p text:style-name="Standard">3. Jarraitu Android x86 instalatzailearen aginduak.</text:p>
      <text:p text:style-name="Standard"/>
      <text:p text:style-name="Standard">4. Amaitutakoan, aukeratu "Berrabiarazi" eta kendu Android x86 ISO-a ez instalatu nahi duzun.</text:p>
      <text:p text:style-name="Standard"/>
      <text:p text:style-name="Standard">5. Gauza da! Orain konfiguratu Android zure Wi-Fi eta Google kontura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25T09:37:15.225000000</dc:date>
    <meta:editing-duration>PT10M24S</meta:editing-duration>
    <meta:editing-cycles>2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20" meta:word-count="190" meta:character-count="1368" meta:non-whitespace-character-count="1196"/>
  </office:meta>
</office:document-meta>
</file>